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4278e" officeooo:paragraph-rsid="0014278e"/>
    </style:style>
    <style:style style:name="P2" style:family="paragraph" style:parent-style-name="Standard">
      <style:text-properties style:font-name="Liberation Mono" officeooo:rsid="0014278e" officeooo:paragraph-rsid="0014278e"/>
    </style:style>
    <style:style style:name="P3" style:family="paragraph" style:parent-style-name="Standard">
      <style:text-properties style:font-name="Liberation Mono" officeooo:rsid="0014278e" officeooo:paragraph-rsid="0015fa60"/>
    </style:style>
    <style:style style:name="T1" style:family="text">
      <style:text-properties officeooo:rsid="0017c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 <text:tab/>RST<text:tab/><text:tab/>TXD <text:tab/>GND<text:tab/><text:tab/><text:tab/></text:p>
      <text:p text:style-name="P1">NC<text:tab/>SVP<text:tab/><text:tab/>RXD<text:tab/>IO27</text:p>
      <text:p text:style-name="P1">SVN<text:tab/>IO26<text:tab/><text:tab/>IO22<text:tab/>IO25</text:p>
      <text:p text:style-name="P1">IO35<text:tab/>IO18<text:tab/><text:tab/>IO21<text:tab/>IO32</text:p>
      <text:p text:style-name="P1">IO33<text:tab/>IO19<text:tab/><text:tab/>IO17<text:tab/>TDI</text:p>
      <text:p text:style-name="P1">IO34<text:tab/>IO23<text:tab/><text:tab/>IO16<text:tab/>IO4</text:p>
      <text:p text:style-name="P1">TMS<text:tab/>IO5<text:tab/><text:tab/>GND<text:tab/>IO0</text:p>
      <text:p text:style-name="P1">NC<text:tab/>3.3V<text:tab/><text:tab/>VCC<text:tab/>IO2</text:p>
      <text:p text:style-name="P1">SD2<text:tab/>TCK<text:tab/><text:tab/>TDO<text:tab/>SD1</text:p>
      <text:p text:style-name="P1">CMD<text:tab/>SD3 <text:span text:style-name="T1">CONN</text:span><text:tab/>SDD<text:tab/>CLK</text:p>
      <text:p text:style-name="P1"/>
      <text:p text:style-name="P3">GND <text:tab/>RST<text:tab/><text:tab/>TXD <text:tab/>GND</text:p>
      <text:p text:style-name="P3">NC<text:tab/>SVP<text:tab/><text:tab/>RXD<text:tab/>IO27</text:p>
      <text:p text:style-name="P3">SVN<text:tab/>IO26<text:tab/><text:tab/>IO22<text:tab/>IO25</text:p>
      <text:p text:style-name="P3">IO35<text:tab/>IO18<text:tab/><text:tab/>IO21<text:tab/>IO32</text:p>
      <text:p text:style-name="P3">IO33<text:tab/>IO19<text:tab/><text:tab/>IO17<text:tab/>TDI</text:p>
      <text:p text:style-name="P3">IO34<text:tab/>IO23<text:tab/><text:tab/>IO16<text:tab/>IO4</text:p>
      <text:p text:style-name="P3">TMS<text:tab/>IO5<text:tab/><text:tab/>GND<text:tab/>IO0</text:p>
      <text:p text:style-name="P3">NC<text:tab/>3.3V<text:tab/><text:tab/>VCC<text:tab/>IO2</text:p>
      <text:p text:style-name="P3">SD2<text:tab/>TCK<text:tab/><text:tab/>TDO<text:tab/>SD1</text:p>
      <text:p text:style-name="P3">CMD<text:tab/>SD3 <text:span text:style-name="T1">CONN</text:span><text:tab/>SDD<text:tab/>CLK</text:p>
      <text:p text:style-name="P3"/>
      <text:p text:style-name="P3">GND <text:tab/>RST<text:tab/><text:tab/>TXD <text:tab/>GND</text:p>
      <text:p text:style-name="P3">NC<text:tab/>SVP<text:tab/><text:tab/>RXD<text:tab/>IO27</text:p>
      <text:p text:style-name="P3">SVN<text:tab/>IO26<text:tab/><text:tab/>IO22<text:tab/>IO25</text:p>
      <text:p text:style-name="P3">IO35<text:tab/>IO18<text:tab/><text:tab/>IO21<text:tab/>IO32</text:p>
      <text:p text:style-name="P3">IO33<text:tab/>IO19<text:tab/><text:tab/>IO17<text:tab/>TDI</text:p>
      <text:p text:style-name="P3">IO34<text:tab/>IO23<text:tab/><text:tab/>IO16<text:tab/>IO4</text:p>
      <text:p text:style-name="P3">TMS<text:tab/>IO5<text:tab/><text:tab/>GND<text:tab/>IO0</text:p>
      <text:p text:style-name="P3">NC<text:tab/>3.3V<text:tab/><text:tab/>VCC<text:tab/>IO2</text:p>
      <text:p text:style-name="P3">SD2<text:tab/>TCK<text:tab/><text:tab/>TDO<text:tab/>SD1</text:p>
      <text:p text:style-name="P3">CMD<text:tab/>SD3 <text:span text:style-name="T1">CONN<text:tab/></text:span>SDD<text:tab/>CLK</text:p>
      <text:p text:style-name="P3"/>
      <text:p text:style-name="P3">GND <text:tab/>RST<text:tab/><text:tab/>TXD <text:tab/>GND</text:p>
      <text:p text:style-name="P3">NC<text:tab/>SVP<text:tab/><text:tab/>RXD<text:tab/>IO27</text:p>
      <text:p text:style-name="P3">SVN<text:tab/>IO26<text:tab/><text:tab/>IO22<text:tab/>IO25</text:p>
      <text:p text:style-name="P3">IO35<text:tab/>IO18<text:tab/><text:tab/>IO21<text:tab/>IO32</text:p>
      <text:p text:style-name="P3">IO33<text:tab/>IO19<text:tab/><text:tab/>IO17<text:tab/>TDI</text:p>
      <text:p text:style-name="P3">IO34<text:tab/>IO23<text:tab/><text:tab/>IO16<text:tab/>IO4</text:p>
      <text:p text:style-name="P3">TMS<text:tab/>IO5<text:tab/><text:tab/>GND<text:tab/>IO0</text:p>
      <text:p text:style-name="P3">NC<text:tab/>3.3V<text:tab/><text:tab/>VCC<text:tab/>IO2</text:p>
      <text:p text:style-name="P3">SD2<text:tab/>TCK<text:tab/><text:tab/>TDO<text:tab/>SD1</text:p>
      <text:p text:style-name="P3">CMD<text:tab/>SD3 <text:span text:style-name="T1">CONN</text:span><text:tab/>SDD<text:tab/>CL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6:43:45.544865738</meta:creation-date>
    <dc:date>2022-06-27T17:08:44.914142863</dc:date>
    <meta:editing-duration>PT10M58S</meta:editing-duration>
    <meta:editing-cycles>3</meta:editing-cycles>
    <meta:generator>LibreOffice/6.4.7.2$Linux_X86_64 LibreOffice_project/40$Build-2</meta:generator>
    <meta:print-date>2022-06-27T17:07:17.842900999</meta:print-date>
    <meta:document-statistic meta:table-count="0" meta:image-count="0" meta:object-count="0" meta:page-count="1" meta:paragraph-count="40" meta:word-count="164" meta:character-count="719" meta:non-whitespace-character-count="548"/>
  </office:meta>
</office:document-meta>
</file>